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-color="#0000ff" draw:textarea-horizontal-align="left" draw:textarea-vertical-align="middle" draw:auto-grow-height="false" fo:min-height="2cm" fo:min-width="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40pt" fo:language="en" fo:country="US" style:font-size-asian="40pt" style:font-size-complex="40pt"/>
    </style:style>
    <style:style style:name="P2" style:family="paragraph">
      <loext:graphic-properties draw:fill-color="#0000ff"/>
      <style:paragraph-properties style:writing-mode="lr-tb"/>
      <style:text-properties fo:color="#000000" loext:opacity="100%" fo:font-size="40pt" fo:language="en" fo:country="US" style:font-size-asian="40pt" style:font-size-complex="40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one path lines, two text lines 1" draw:style-name="gr1" draw:text-style-name="P2" draw:layer="layout" svg:width="4cm" svg:height="2cm" svg:x="1.5cm" svg:y="1.5cm">
          <text:p text:style-name="P1"><text:span text:style-name="T1">LibreOffice</text:span></text:p>
          <text:p text:style-name="P1"><text:span text:style-name="T1">Fun</text:span></text:p>
          <draw:enhanced-geometry svg:viewBox="0 0 60 60" draw:text-path="true" draw:text-path-scale="shape" draw:type="non-primitive" draw:enhanced-path="M 0 30 L 60 30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6T16:24:33.403000000</meta:creation-date>
    <dc:title>24x16impress</dc:title>
    <meta:editing-duration>PT7M12S</meta:editing-duration>
    <meta:editing-cycles>2</meta:editing-cycles>
    <meta:generator>BCommitContinue/7.3.0.0.alpha0$Windows_X86_64 LibreOffice_project/604d464d2bdd0271ad63e5c93d4869a318eac262</meta:generator>
    <meta:initial-creator>Regina Henschel</meta:initial-creator>
    <dc:date>2021-10-16T16:31:35.964000000</dc:date>
    <dc:creator>Regina Henschel</dc:creator>
    <meta:document-statistic meta:object-count="8"/>
  </office:meta>
</office:document-meta>
</file>